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216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tem.return_form_structure</text:p>
          </table:table-cell>
          <table:table-cell table:style-name="ce1" office:value-type="string" calcext:value-type="string">
            <text:p>item.composition</text:p>
          </table:table-cell>
          <table:table-cell table:style-name="ce1" office:value-type="string" calcext:value-type="string">
            <text:p>item.label</text:p>
          </table:table-cell>
          <table:table-cell table:style-name="ce1" office:value-type="string" calcext:value-type="string">
            <text:p>amount.sum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Employee Related Co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Other Materi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Contracted Servi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e_item</text:p>
          </table:table-cell>
          <table:table-cell/>
          <table:table-cell office:value-type="string" calcext:value-type="string">
            <text:p>Other Expenditure</text:p>
          </table:table-cell>
          <table:table-cell office:value-type="float" office:value="350105699" calcext:value-type="float">
            <text:p>3501056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sum(5001, 5002, 5003, 5004)</text:p>
          </table:table-cell>
          <table:table-cell table:style-name="ce2" office:value-type="string" calcext:value-type="string">
            <text:p>Total Repairs and Maintenance Expenditure</text:p>
          </table:table-cell>
          <table:table-cell table:style-name="ce2" office:value-type="float" office:value="350105699" calcext:value-type="float">
            <text:p>350105699</text:p>
          </table:table-cell>
          <table:table-cell table:style-name="ce2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29:07.541319617</meta:creation-date>
    <dc:date>2017-12-06T11:31:04.826660251</dc:date>
    <meta:editing-duration>PT1M57S</meta:editing-duration>
    <meta:editing-cycles>1</meta:editing-cycles>
    <meta:document-statistic meta:table-count="1" meta:cell-count="17" meta:object-count="0"/>
    <meta:generator>LibreOffice/5.1.6.2$Linux_X86_64 LibreOffice_project/10m0$Build-2</meta:generator>
  </office:meta>
</office:document-meta>
</file>